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style>
    <style:style style:name="P2" style:family="paragraph" style:parent-style-name="Heading_20_2">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6"/>
    <style:style style:name="P36" style:family="paragraph" style:parent-style-name="Heading_20_1">
      <style:paragraph-properties fo:margin-left="0in" fo:margin-right="0in" fo:text-indent="0in" style:auto-text-indent="false"/>
    </style:style>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5">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6"/>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list-style-name="L27"/>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8"/>
    <style:style style:name="P61" style:family="paragraph" style:parent-style-name="Text_20_body" style:list-style-name="L29">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1">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2">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3">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4">
      <style:paragraph-properties fo:margin-top="0in" fo:margin-bottom="0in" style:contextual-spacing="false"/>
    </style:style>
    <style:style style:name="P72" style:family="paragraph" style:parent-style-name="Text_20_body" style:list-style-name="L3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technical-architecture-deep-dive-foss-based-csmp-for-mpaai"/><text:span text:style-name="Strong_20_Emphasis">Technical Architecture Deep Dive: FOSS-Based CSMP for MPAAI</text:span></text:h>
      <text:h text:style-name="P2" text:outline-level="2"><text:bookmark text:name="executive-summary"/><text:span text:style-name="Strong_20_Emphasis">Executive Summary</text:span></text:h>
      <text:p text:style-name="Text_20_body">This document provides a comprehensive analysis of each component in the proposed Free and Open-Source Software (FOSS) architecture for the AI-Enabled Citizen Service Management Platform. For every element—from citizen-facing channels to core infrastructure—we detail its purpose, technical merits, selection rationale, market position, and competitive alternatives. This thorough examination demonstrates why this specific technology stack represents the optimal solution for Trinidad and Tobago's national digital transformation initiative.</text:p>
      <text:h text:style-name="P2" text:outline-level="2"><text:bookmark text:name="chapter-1-citizen-facing-channels"/><text:span text:style-name="Strong_20_Emphasis">Chapter 1: Citizen-Facing Channels</text:span></text:h>
      <text:h text:style-name="P3" text:outline-level="3"><text:bookmark text:name="11-web-portal-reactjs"/><text:span text:style-name="Strong_20_Emphasis">1.1 Web Portal (React.js)</text:span></text:h>
      <text:p text:style-name="Text_20_body"><text:span text:style-name="Strong_20_Emphasis">Description and Functionality</text:span> The React.js Web Portal serves as the primary digital interface for citizens accessing government services. It is a Single Page Application (SPA) that provides dynamic, responsive user experiences without page reloads. Key functionalities include service catalog browsing, digital form submission, real-time case tracking, Know Your Citizen (KYC) profile management, and personalized service recommendations.</text:p>
      <text:p text:style-name="Text_20_body"><text:span text:style-name="Strong_20_Emphasis">Technical Merits and Selection Rationale</text:span> React.js was selected for its component-based architecture, which enables reusable UI elements and consistent user experiences across the platform. Its virtual DOM implementation ensures optimal performance even with complex, data-intensive interfaces. The framework's unidirectional data flow (via state management libraries like Redux) creates predictable, debuggable application behavior—critical for government services where transaction accuracy is paramount.</text:p>
      <text:p text:style-name="Text_20_body">React's extensive ecosystem, including rich component libraries like Material-UI, accelerates development while maintaining accessibility standards (WCAG 2.1 compliance). The framework's server-side rendering capabilities improve initial load times and search engine visibility, ensuring all citizens can discover and access services effectively.</text:p>
      <text:p text:style-name="Text_20_body"><text:span text:style-name="Strong_20_Emphasis">Market Position and Alternatives</text:span></text:p>
      <text:list text:style-name="L1">
        <text:list-item>
          <text:p text:style-name="P4"><text:span text:style-name="Strong_20_Emphasis">Market Share:</text:span> React dominates the frontend framework landscape with approximately 40% market share among professional developers, according to the 2022 Stack Overflow Developer Survey. </text:p>
        </text:list-item>
        <text:list-item>
          <text:p text:style-name="P4"><text:span text:style-name="Strong_20_Emphasis">Open-Source Alternatives:</text:span> Vue.js (18% market share), Angular (23% market share), Svelte (emerging). </text:p>
        </text:list-item>
        <text:list-item>
          <text:p text:style-name="P5"><text:span text:style-name="Strong_20_Emphasis">Proprietary Alternatives:</text:span> Essentially none for core web development, though proprietary component libraries exist (e.g., Kendo UI, Sencha Ext JS). </text:p>
        </text:list-item>
      </text:list>
      <text:p text:style-name="Text_20_body">React was preferred over Vue.js due to its larger enterprise adoption and more mature testing ecosystem. Angular was considered but rejected due to its steeper learning curve and heavier bundle size. The selection ensures MPAAI can easily find development talent and access a robust community for long-term maintenance.</text:p>
      <text:h text:style-name="P3" text:outline-level="3"><text:bookmark text:name="12-mobile-application-react-native"/><text:soft-page-break/><text:span text:style-name="Strong_20_Emphasis">1.2 Mobile Application (React Native)</text:span></text:h>
      <text:p text:style-name="Text_20_body"><text:span text:style-name="Strong_20_Emphasis">Description and Functionality</text:span> The React Native mobile application provides native-like experiences on both iOS and Android platforms from a single codebase. It mirrors web portal functionality while leveraging device-specific capabilities like push notifications, camera access, and location services. The app enables offline form drafting, barcode scanning for document submission, and biometric authentication integration.</text:p>
      <text:p text:style-name="Text_20_body"><text:span text:style-name="Strong_20_Emphasis">Technical Merits and Selection Rationale</text:span> The primary advantage of React Native is code reusability—approximately 85-90% of business logic can be shared between web and mobile platforms, significantly reducing development and maintenance costs. The framework provides true native performance by rendering platform-specific UI components rather than web views.</text:p>
      <text:p text:style-name="Text_20_body">Hot-reload capabilities during development accelerate iteration cycles, while the large ecosystem of pre-built modules (via npm) allows rapid integration of complex features like document scanning, digital signatures, and secure storage. For a government platform serving diverse mobile devices across Trinidad and Tobago, React Native's consistent performance across device tiers was decisive.</text:p>
      <text:p text:style-name="Text_20_body"><text:span text:style-name="Strong_20_Emphasis">Market Position and Alternatives</text:span></text:p>
      <text:list text:style-name="L2">
        <text:list-item>
          <text:p text:style-name="P6"><text:span text:style-name="Strong_20_Emphasis">Market Share:</text:span> React Native leads cross-platform mobile development with approximately 38% usage among mobile developers, followed by Flutter at 42% (Statista, 2023). </text:p>
        </text:list-item>
        <text:list-item>
          <text:p text:style-name="P6"><text:span text:style-name="Strong_20_Emphasis">Open-Source Alternatives:</text:span> Flutter (Google), Ionic (web-based), Apache Cordova. </text:p>
        </text:list-item>
        <text:list-item>
          <text:p text:style-name="P7"><text:span text:style-name="Strong_20_Emphasis">Proprietary Alternatives:</text:span> Xamarin (Microsoft), NativeScript. </text:p>
        </text:list-item>
      </text:list>
      <text:p text:style-name="Text_20_body">Flutter was seriously considered but React Native was selected due to its JavaScript foundation (aligning with the web portal) and more mature ecosystem. Native development (Swift/Kotlin) was evaluated but rejected due to the 2x development cost for maintaining separate codebases.</text:p>
      <text:h text:style-name="P3" text:outline-level="3"><text:bookmark text:name="13-phonevoice-channel-asterisk"/><text:span text:style-name="Strong_20_Emphasis">1.3 Phone/Voice Channel (Asterisk)</text:span></text:h>
      <text:p text:style-name="Text_20_body"><text:span text:style-name="Strong_20_Emphasis">Description and Functionality</text:span> Asterisk serves as the telephony engine for Interactive Voice Response (IVR) systems and call center functionality. It transforms traditional phone interactions into digitally managed cases within the CSMP. Citizens can call dedicated numbers, navigate voice menus, provide information via voice or keypad, and be routed to appropriate services—all while creating structured cases in the central platform.</text:p>
      <text:p text:style-name="Text_20_body"><text:span text:style-name="Strong_20_Emphasis">Technical Merits and Selection Rationale</text:span> Asterisk was selected as the world's most popular open-source telephony platform, capable of handling everything from simple IVR to complex call center operations with skills-based routing. Its modular architecture supports Voice over IP (VoIP) protocols (SIP, IAX) and integrates with traditional Public Switched Telephone Network (PSTN) systems via telephony cards.</text:p>
      <text:p text:style-name="Text_20_body">The platform's AGI (Asterisk Gateway Interface) enables sophisticated integration with the core Django application, allowing real-time data exchange during calls. For citizens with limited digital access or complex inquiries, Asterisk ensures telephone remains a first-class service channel while maintaining full integration with the digital platform.</text:p>
      <text:p text:style-name="Text_20_body"><text:span text:style-name="Strong_20_Emphasis">Market Position and Alternatives</text:span></text:p>
      <text:list text:style-name="L3">
        <text:list-item>
          <text:p text:style-name="P8"><text:span text:style-name="Strong_20_Emphasis">Market Share:</text:span> Asterisk powers an estimated 20% of all business telephone systems worldwide, with over 2 million deployments. </text:p>
        </text:list-item>
        <text:list-item>
          <text:p text:style-name="P8"><text:span text:style-name="Strong_20_Emphasis">Open-Source Alternatives:</text:span> FreeSWITCH (more modern, slightly steeper learning curve). </text:p>
        </text:list-item>
        <text:list-item>
          <text:p text:style-name="P9"><text:span text:style-name="Strong_20_Emphasis">Proprietary Alternatives:</text:span> Amazon Connect, Twilio Flex, Genesys Cloud, Avaya IX. </text:p>
        </text:list-item>
      </text:list>
      <text:p text:style-name="Text_20_body"><text:soft-page-break/>Proprietary cloud solutions like Amazon Connect were considered but rejected due to data sovereignty concerns and ongoing subscription costs. Asterisk's self-hosted nature gives MPAAI complete control over telephony infrastructure and citizen call data.</text:p>
      <text:h text:style-name="P3" text:outline-level="3"><text:bookmark text:name="14-sms-channel-custom-integration"/><text:span text:style-name="Strong_20_Emphasis">1.4 SMS Channel (Custom Integration)</text:span></text:h>
      <text:p text:style-name="Text_20_body"><text:span text:style-name="Strong_20_Emphasis">Description and Functionality</text:span> The SMS channel enables two-way text communication between citizens and government services. Citizens can initiate service requests, check case status, and receive automated updates via SMS—critical for reaching populations with feature phones or limited data connectivity. The system supports both programmable SMS APIs and USSD for menu-based interactions.</text:p>
      <text:p text:style-name="Text_20_body"><text:span text:style-name="Strong_20_Emphasis">Technical Merits and Selection Rationale</text:span> Rather than relying on a single framework, the SMS channel integrates directly with local telecommunications providers (Digicel, TSTT) via their REST APIs. This approach ensures maximum deliverability and cost-effectiveness for Trinidad and Tobago-specific deployments.</text:p>
      <text:p text:style-name="Text_20_body">The channel incorporates natural language processing to interpret unstructured SMS messages, automatically creating cases or retrieving status information. For citizens, this provides a familiar, accessible communication channel without requiring smartphone ownership or data plans—a crucial inclusion for digital equity.</text:p>
      <text:p text:style-name="Text_20_body"><text:span text:style-name="Strong_20_Emphasis">Market Position and Alternatives</text:span></text:p>
      <text:list text:style-name="L4">
        <text:list-item>
          <text:p text:style-name="P10"><text:span text:style-name="Strong_20_Emphasis">Market Share:</text:span> Custom telecom API integration represents the most common approach for national-scale systems in the Caribbean region. </text:p>
        </text:list-item>
        <text:list-item>
          <text:p text:style-name="P11"><text:span text:style-name="Strong_20_Emphasis">Proprietary Alternatives:</text:span> Twilio, MessageBird, Vonage (formerly Nexmo). </text:p>
        </text:list-item>
      </text:list>
      <text:p text:style-name="Text_20_body">While cloud platforms like Twilio offer simpler implementation, direct telecom integration was preferred for cost control (avoiding markup), data sovereignty, and reliability during internet outages.</text:p>
      <text:h text:style-name="P3" text:outline-level="3"><text:bookmark text:name="15-social-media-and-email-integration"/><text:span text:style-name="Strong_20_Emphasis">1.5 Social Media and Email Integration</text:span></text:h>
      <text:p text:style-name="Text_20_body"><text:span text:style-name="Strong_20_Emphasis">Description and Functionality</text:span> This component integrates popular social media platforms (Facebook, Twitter/X, WhatsApp Business) and email into the unified service management system. Citizens can message government accounts on their preferred platforms, with all interactions automatically converted into trackable cases. Email integration processes structured inquiries and attachments into the case management workflow.</text:p>
      <text:p text:style-name="Text_20_body"><text:span text:style-name="Strong_20_Emphasis">Technical Merits and Selection Rationale</text:span> Using platform-specific APIs (Facebook Graph API, Twitter API, WhatsApp Business API), this channel provides official, managed presence on social platforms where citizens are already active. The integration includes sentiment analysis to prioritize urgent cases and automated responses for common inquiries.</text:p>
      <text:p text:style-name="Text_20_body">Email processing employs natural language understanding to categorize requests, extract key information, and route to appropriate ministries. Unlike simple email forwarding, this maintains full integration with SLA tracking, citizen profiles, and service analytics.</text:p>
      <text:p text:style-name="Text_20_body"><text:span text:style-name="Strong_20_Emphasis">Market Position and Alternatives</text:span></text:p>
      <text:list text:style-name="L5">
        <text:list-item>
          <text:p text:style-name="P12"><text:span text:style-name="Strong_20_Emphasis">Market Share:</text:span> Custom social media integration is standard for modern citizen service platforms. </text:p>
        </text:list-item>
        <text:list-item>
          <text:p text:style-name="P13"><text:span text:style-name="Strong_20_Emphasis">Proprietary Alternatives:</text:span> Zendesk, Freshdesk, Salesforce Service Cloud. </text:p>
        </text:list-item>
      </text:list>
      <text:p text:style-name="Text_20_body">While proprietary customer service platforms offer social media integration, their closed nature limits customization and creates vendor lock-in. The custom API approach ensures MPAAI retains full control over <text:soft-page-break/>citizen data and service workflows.</text:p>
      <text:h text:style-name="P2" text:outline-level="2"><text:bookmark text:name="chapter-2-omnichannel-ingestion-and-unification-layer"/><text:span text:style-name="Strong_20_Emphasis">Chapter 2: Omnichannel Ingestion and Unification Layer</text:span></text:h>
      <text:h text:style-name="P3" text:outline-level="3"><text:bookmark text:name="21-matrix-protocol-communication-backbone"/><text:span text:style-name="Strong_20_Emphasis">2.1 Matrix Protocol (Communication Backbone)</text:span></text:h>
      <text:p text:style-name="Text_20_body"><text:span text:style-name="Strong_20_Emphasis">Description and Functionality</text:span> Matrix serves as the decentralized communication protocol that unifies all citizen interactions across channels. It provides the real-time data layer that ensures a citizen's SMS, social media message, phone call, and web inquiry are all connected to a single conversation history and case file.</text:p>
      <text:p text:style-name="Text_20_body"><text:span text:style-name="Strong_20_Emphasis">Technical Merits and Selection Rationale</text:span> Matrix was selected for its open standard and decentralized architecture—unlike proprietary alternatives, it cannot be discontinued or subject to arbitrary pricing changes. The protocol's end-to-end encryption ensures citizen communications remain confidential, while its federation capabilities allow future integration with other government communication systems.</text:p>
      <text:p text:style-name="Text_20_body">The protocol maintains conversation state across channels, enabling seamless handoffs (e.g., starting an inquiry via SMS and continuing on web chat). For MPAAI, this means citizens receive continuous service regardless of communication channel while agents access complete interaction history.</text:p>
      <text:p text:style-name="Text_20_body"><text:span text:style-name="Strong_20_Emphasis">Market Position and Alternatives</text:span></text:p>
      <text:list text:style-name="L6">
        <text:list-item>
          <text:p text:style-name="P14"><text:span text:style-name="Strong_20_Emphasis">Market Share:</text:span> Matrix is the leading open standard for decentralized communication, used by governments including France and Germany. </text:p>
        </text:list-item>
        <text:list-item>
          <text:p text:style-name="P14"><text:span text:style-name="Strong_20_Emphasis">Open-Source Alternatives:</text:span> XMPP (older, less modern feature set). </text:p>
        </text:list-item>
        <text:list-item>
          <text:p text:style-name="P15"><text:span text:style-name="Strong_20_Emphasis">Proprietary Alternatives:</text:span> Proprietary SDKs from communication platform as a service (CPaaS) providers. </text:p>
        </text:list-item>
      </text:list>
      <text:p text:style-name="Text_20_body">Matrix was preferred over XMPP due to its modern architecture, better mobile support, and stronger encryption. The decentralized nature aligns with government needs for digital sovereignty.</text:p>
      <text:h text:style-name="P3" text:outline-level="3"><text:bookmark text:name="22-ai-chatbot-rasa-open-source"/><text:span text:style-name="Strong_20_Emphasis">2.2 AI Chatbot (Rasa Open Source)</text:span></text:h>
      <text:p text:style-name="Text_20_body"><text:span text:style-name="Strong_20_Emphasis">Description and Functionality</text:span> Rasa provides the natural language understanding and dialogue management for the AI-powered virtual assistant. It handles frequently asked questions, classifies service intents, collects required information, and can execute simple transactions—all while maintaining contextual awareness across conversation turns.</text:p>
      <text:p text:style-name="Text_20_body"><text:span text:style-name="Strong_20_Emphasis">Technical Merits and Selection Rationale</text:span> Rasa was selected over simpler chatbot frameworks due to its machine learning foundation and contextual understanding capabilities. Unlike rule-based systems, Rasa's transformer-based models understand paraphrasing, follow-up questions, and complex multi-intent utterances.</text:p>
      <text:p text:style-name="Text_20_body">The framework's custom action server integrates directly with Django APIs, allowing the chatbot to execute real business processes (checking case status, calculating service eligibility) rather than just providing information. Rasa's conversation-driven development approach ensures the assistant improves continuously based on real citizen interactions.</text:p>
      <text:p text:style-name="Text_20_body"><text:span text:style-name="Strong_20_Emphasis">Market Position and Alternatives</text:span></text:p>
      <text:list text:style-name="L7">
        <text:list-item>
          <text:p text:style-name="P16"><text:span text:style-name="Strong_20_Emphasis">Market Share:</text:span> Rasa is the leading open-source conversational AI platform with approximately 10 million downloads. </text:p>
        </text:list-item>
        <text:list-item>
          <text:p text:style-name="P16"><text:span text:style-name="Strong_20_Emphasis">Open-Source Alternatives:</text:span> Botpress, DeepPavlov. </text:p>
        </text:list-item>
        <text:list-item>
          <text:p text:style-name="P17"><text:soft-page-break/><text:span text:style-name="Strong_20_Emphasis">Proprietary Alternatives:</text:span> Google Dialogflow, Amazon Lex, IBM Watson Assistant. </text:p>
        </text:list-item>
      </text:list>
      <text:p text:style-name="Text_20_body">Proprietary alternatives were rejected due to data privacy concerns (conversations processed on external servers) and limited customization. Rasa's self-hosted deployment ensures all citizen data remains within MPAAI infrastructure.</text:p>
      <text:h text:style-name="P3" text:outline-level="3"><text:bookmark text:name="23-unified-citizen-profile-manager"/><text:span text:style-name="Strong_20_Emphasis">2.3 Unified Citizen Profile Manager</text:span></text:h>
      <text:p text:style-name="Text_20_body"><text:span text:style-name="Strong_20_Emphasis">Description and Functionality</text:span> This custom Django module creates and maintains a single, comprehensive profile for each citizen across all interaction channels. It resolves identity across different identifiers (phone numbers, email addresses, social media accounts) and maintains a golden record of citizen data, preferences, and interaction history.</text:p>
      <text:p text:style-name="Text_20_body"><text:span text:style-name="Strong_20_Emphasis">Technical Merits and Selection Rationale</text:span> Built as a core Django model with sophisticated matching algorithms, this component prevents duplicate profiles and ensures a 360-degree view of each citizen's journey. It incorporates privacy-by-design principles, tracking consent preferences and data usage permissions.</text:p>
      <text:p text:style-name="Text_20_body">The profile manager serves as the authoritative source for citizen information across the platform, eliminating the data silos that typically plague multi-channel systems. Its API-first design allows both internal systems and future external applications to access unified citizen data (with appropriate authorization).</text:p>
      <text:p text:style-name="Text_20_body"><text:span text:style-name="Strong_20_Emphasis">Market Position and Alternatives</text:span></text:p>
      <text:list text:style-name="L8">
        <text:list-item>
          <text:p text:style-name="P18"><text:span text:style-name="Strong_20_Emphasis">Market Share:</text:span> Custom development is standard for unified profile management in government systems. </text:p>
        </text:list-item>
        <text:list-item>
          <text:p text:style-name="P19"><text:span text:style-name="Strong_20_Emphasis">Proprietary Alternatives:</text:span> Salesforce Customer 360, Adobe Experience Platform. </text:p>
        </text:list-item>
      </text:list>
      <text:p text:style-name="Text_20_body">Proprietary Customer Data Platforms (CDPs) were considered but rejected due to cost, lack of customization for government-specific requirements, and data sovereignty concerns.</text:p>
      <text:h text:style-name="P3" text:outline-level="3"><text:bookmark text:name="24-communication-router"/><text:span text:style-name="Strong_20_Emphasis">2.4 Communication Router</text:span></text:h>
      <text:p text:style-name="Text_20_body"><text:span text:style-name="Strong_20_Emphasis">Description and Functionality</text:span> This intelligent routing engine analyzes incoming citizen interactions and directs them to the most appropriate resource—whether automated systems, specific ministry teams, or individual agents. It considers factors like service type, complexity, citizen preferences, language, agent skills, and current workload.</text:p>
      <text:p text:style-name="Text_20_body"><text:span text:style-name="Strong_20_Emphasis">Technical Merits and Selection Rationale</text:span> Built using Django with complex business rules and machine learning models, the router ensures efficient resource utilization while maintaining service level agreements. It can escalate cases automatically based on urgency indicators and provide agents with relevant context before they engage with citizens.</text:p>
      <text:p text:style-name="Text_20_body">The system's routing logic is configurable through the admin interface, allowing MPAAI to adjust priorities and workflows as operational needs evolve. For citizens, this means faster resolution and reduced need for transfers between departments.</text:p>
      <text:p text:style-name="Text_20_body"><text:span text:style-name="Strong_20_Emphasis">Market Position and Alternatives</text:span></text:p>
      <text:list text:style-name="L9">
        <text:list-item>
          <text:p text:style-name="P20"><text:span text:style-name="Strong_20_Emphasis">Market Share:</text:span> Custom routing engines are typical for government service platforms due to unique workflow requirements. </text:p>
        </text:list-item>
        <text:list-item>
          <text:p text:style-name="P21"><text:span text:style-name="Strong_20_Emphasis">Proprietary Alternatives:</text:span> Nice CXone, Genesys Routing. </text:p>
        </text:list-item>
      </text:list>
      <text:p text:style-name="Text_20_body">Proprietary contact center routing solutions were evaluated but found too generic for the complex, multi-<text:soft-page-break/>ministry workflows of government services.</text:p>
      <text:h text:style-name="P2" text:outline-level="2"><text:bookmark text:name="chapter-3-core-service-management-platform"/><text:span text:style-name="Strong_20_Emphasis">Chapter 3: Core Service Management Platform</text:span></text:h>
      <text:h text:style-name="P3" text:outline-level="3"><text:bookmark text:name="31-django-and-django-rest-framework"/><text:span text:style-name="Strong_20_Emphasis">3.1 Django and Django REST Framework</text:span></text:h>
      <text:p text:style-name="Text_20_body"><text:span text:style-name="Strong_20_Emphasis">Description and Functionality</text:span> Django serves as the core application framework, providing the model-view-controller architecture for the entire CSMP. Django REST Framework (DRF) extends this to create a comprehensive, secure API layer that serves both the internal admin interfaces and external integrations.</text:p>
      <text:p text:style-name="Text_20_body"><text:span text:style-name="Strong_20_Emphasis">Technical Merits and Selection Rationale</text:span> Django's "batteries-included" philosophy provides pre-built solutions for authentication, URL routing, templating, database abstraction, and admin interfaces—all following security best practices by default. This significantly accelerates development while maintaining enterprise-grade security.</text:p>
      <text:p text:style-name="Text_20_body">The framework's ORM (Object-Relational Mapper) abstracts database operations into Python code, ensuring database-agnostic implementation and preventing SQL injection vulnerabilities. Django's middleware architecture enables clean implementation of cross-cutting concerns like security headers, rate limiting, and audit logging.</text:p>
      <text:p text:style-name="Text_20_body"><text:span text:style-name="Strong_20_Emphasis">Market Position and Alternatives</text:span></text:p>
      <text:list text:style-name="L10">
        <text:list-item>
          <text:p text:style-name="P22"><text:span text:style-name="Strong_20_Emphasis">Market Share:</text:span> Django holds approximately 14% of the Python web framework market, with strong representation in government and enterprise. </text:p>
        </text:list-item>
        <text:list-item>
          <text:p text:style-name="P22"><text:span text:style-name="Strong_20_Emphasis">Open-Source Alternatives:</text:span> Flask, FastAPI, Ruby on Rails, Laravel (PHP). </text:p>
        </text:list-item>
        <text:list-item>
          <text:p text:style-name="P23"><text:span text:style-name="Strong_20_Emphasis">Proprietary Alternatives:</text:span> Essentially none for core application frameworks. </text:p>
        </text:list-item>
      </text:list>
      <text:p text:style-name="Text_20_body">Django was selected over Flask/FastAPI due to its comprehensive built-in features, which reduce development time and security risks. The admin interface alone saves months of development effort for internal management tools.</text:p>
      <text:h text:style-name="P3" text:outline-level="3"><text:bookmark text:name="32-postgresql-with-pgvector"/><text:span text:style-name="Strong_20_Emphasis">3.2 PostgreSQL with pgVector</text:span></text:h>
      <text:p text:style-name="Text_20_body"><text:span text:style-name="Strong_20_Emphasis">Description and Functionality</text:span> PostgreSQL serves as the primary operational database, storing all structured data including citizen profiles, service requests, case records, and system configurations. The pgVector extension enables vector similarity operations for AI-powered features like semantic search and recommendation systems.</text:p>
      <text:p text:style-name="Text_20_body"><text:span text:style-name="Strong_20_Emphasis">Technical Merits and Selection Rationale</text:span> PostgreSQL was selected for its proven reliability, full ACID compliance, and extensive feature set including JSON support, full-text search, and sophisticated indexing. As the most advanced open-source database, it provides enterprise features comparable to commercial alternatives at zero license cost.</text:p>
      <text:p text:style-name="Text_20_body">The pgVector extension transforms PostgreSQL into a hybrid transactional/vector database, allowing AI features to operate directly on operational data without complex synchronization pipelines. This architecture simplifies the system while improving AI feature performance and accuracy.</text:p>
      <text:p text:style-name="Text_20_body"><text:span text:style-name="Strong_20_Emphasis">Market Position and Alternatives</text:span></text:p>
      <text:list text:style-name="L11">
        <text:list-item>
          <text:p text:style-name="P24"><text:span text:style-name="Strong_20_Emphasis">Market Share:</text:span> PostgreSQL is the second most popular database overall (behind MySQL) with 43% developer usage according to Stack Overflow 2022. </text:p>
        </text:list-item>
        <text:list-item>
          <text:p text:style-name="P24"><text:span text:style-name="Strong_20_Emphasis">Open-Source Alternatives:</text:span> MySQL, MariaDB. </text:p>
        </text:list-item>
        <text:list-item>
          <text:p text:style-name="P25"><text:soft-page-break/><text:span text:style-name="Strong_20_Emphasis">Proprietary Alternatives:</text:span> Oracle Database, Microsoft SQL Server, Amazon Aurora. </text:p>
        </text:list-item>
      </text:list>
      <text:p text:style-name="Text_20_body">MySQL was considered but PostgreSQL was preferred for its superior JSON support, more sophisticated query optimizer, and better compliance with SQL standards. The pgVector extension provided a decisive advantage over other open-source databases.</text:p>
      <text:h text:style-name="P3" text:outline-level="3"><text:bookmark text:name="33-case-management-system"/><text:span text:style-name="Strong_20_Emphasis">3.3 Case Management System</text:span></text:h>
      <text:p text:style-name="Text_20_body"><text:span text:style-name="Strong_20_Emphasis">Description and Functionality</text:span> Built as a customized extension of Django's admin interface, this component provides ministry staff with comprehensive tools for managing citizen service cases. Features include bulk operations, SLA tracking, automated assignment, internal collaboration, and integration with external systems.</text:p>
      <text:p text:style-name="Text_20_body"><text:span text:style-name="Strong_20_Emphasis">Technical Merits and Selection Rationale</text:span> Leveraging Django's admin as a foundation provides immediate productivity benefits: responsive design, accessibility compliance, and built-in CRUD operations. Customizations add ministry-specific workflows, real-time notifications, and integration with the omnichannel communication layer.</text:p>
      <text:p text:style-name="Text_20_body">The system enforces role-based permissions ensuring agents only access authorized cases and data. Audit trails automatically track all case modifications, providing transparency and compliance reporting. The interface is designed for efficiency, minimizing clicks and context switching for high-volume service environments.</text:p>
      <text:p text:style-name="Text_20_body"><text:span text:style-name="Strong_20_Emphasis">Market Position and Alternatives</text:span></text:p>
      <text:list text:style-name="L12">
        <text:list-item>
          <text:p text:style-name="P26"><text:span text:style-name="Strong_20_Emphasis">Market Share:</text:span> Custom case management built on framework admin interfaces is common in government systems. </text:p>
        </text:list-item>
        <text:list-item>
          <text:p text:style-name="P27"><text:span text:style-name="Strong_20_Emphasis">Proprietary Alternatives:</text:span> Salesforce Service Cloud, Microsoft Dynamics 365 Customer Service, Zendesk. </text:p>
        </text:list-item>
      </text:list>
      <text:p text:style-name="Text_20_body">Proprietary case management systems were rejected due to cost, limited customization for government-specific workflows, and data residency concerns. The Django-based approach ensures perfect alignment with MPAAI's operational processes.</text:p>
      <text:h text:style-name="P3" text:outline-level="3"><text:bookmark text:name="34-business-intelligence-and-analytics-metabase"/><text:span text:style-name="Strong_20_Emphasis">3.4 Business Intelligence and Analytics (Metabase)</text:span></text:h>
      <text:p text:style-name="Text_20_body"><text:span text:style-name="Strong_20_Emphasis">Description and Functionality</text:span> Metabase provides self-service business intelligence capabilities for users at all levels: operational dashboards for ministry agents, performance analytics for managers, and public transparency reports for citizens. It connects directly to the PostgreSQL database to create interactive visualizations of service metrics.</text:p>
      <text:p text:style-name="Text_20_body"><text:span text:style-name="Strong_20_Emphasis">Technical Merits and Selection Rationale</text:span> Metabase was selected for its ease of use—non-technical staff can create and share dashboards without SQL knowledge through its graphical query builder. For advanced users, native SQL queries provide unlimited analytical capabilities.</text:p>
      <text:p text:style-name="Text_20_body">The platform's embedding features allow dashboards to be seamlessly integrated into both the citizen portal and staff interfaces. Row-level security ensures users only see authorized data. Metabase's lightweight architecture minimizes performance impact on the operational database.</text:p>
      <text:p text:style-name="Text_20_body"><text:span text:style-name="Strong_20_Emphasis">Market Position and Alternatives</text:span></text:p>
      <text:list text:style-name="L13">
        <text:list-item>
          <text:p text:style-name="P28"><text:span text:style-name="Strong_20_Emphasis">Market Share:</text:span> Metabase is the most popular open-source BI tool with over 30,000 deployments. </text:p>
        </text:list-item>
        <text:list-item>
          <text:p text:style-name="P28"><text:span text:style-name="Strong_20_Emphasis">Open-Source Alternatives:</text:span> Apache Superset, Redash. </text:p>
        </text:list-item>
        <text:list-item>
          <text:p text:style-name="P29"><text:soft-page-break/><text:span text:style-name="Strong_20_Emphasis">Proprietary Alternatives:</text:span> Tableau, Microsoft Power BI, Qlik Sense. </text:p>
        </text:list-item>
      </text:list>
      <text:p text:style-name="Text_20_body">Metabase was preferred over Superset due to its superior user experience for non-technical users. Power BI was seriously considered but rejected due to licensing costs and limited embedding capabilities in the open-source stack.</text:p>
      <text:h text:style-name="P2" text:outline-level="2"><text:bookmark text:name="chapter-4-infrastructure-and-security"/><text:span text:style-name="Strong_20_Emphasis">Chapter 4: Infrastructure and Security</text:span></text:h>
      <text:h text:style-name="P3" text:outline-level="3"><text:bookmark text:name="41-identity-and-access-management-keycloak"/><text:span text:style-name="Strong_20_Emphasis">4.1 Identity and Access Management (Keycloak)</text:span></text:h>
      <text:p text:style-name="Text_20_body"><text:span text:style-name="Strong_20_Emphasis">Description and Functionality</text:span> Keycloak provides enterprise-grade identity and access management, handling authentication and authorization for all user types: citizens, ministry staff, and system administrators. It supports multiple authentication methods including social logins, traditional credentials, and multi-factor authentication.</text:p>
      <text:p text:style-name="Text_20_body"><text:span text:style-name="Strong_20_Emphasis">Technical Merits and Selection Rationale</text:span> Keycloak was selected for its comprehensive feature set including Single Sign-On (SSO), identity brokering (integration with existing government identity systems), and user federation (LDAP/Active Directory integration). Its fine-grained authorization services enforce role-based access control across the platform.</text:p>
      <text:p text:style-name="Text_20_body">The system's ability to manage separate realms allows clean separation between citizen authentication and internal staff access while using the same infrastructure. Keycloak's extensive protocol support (OAuth 2.0, OpenID Connect, SAML) ensures compatibility with future systems and third-party integrations.</text:p>
      <text:p text:style-name="Text_20_body"><text:span text:style-name="Strong_20_Emphasis">Market Position and Alternatives</text:span></text:p>
      <text:list text:style-name="L14">
        <text:list-item>
          <text:p text:style-name="P30"><text:span text:style-name="Strong_20_Emphasis">Market Share:</text:span> Keycloak is the leading open-source IAM solution with thousands of enterprise deployments. </text:p>
        </text:list-item>
        <text:list-item>
          <text:p text:style-name="P30"><text:span text:style-name="Strong_20_Emphasis">Open-Source Alternatives:</text:span> Gluu, ORY Hydra. </text:p>
        </text:list-item>
        <text:list-item>
          <text:p text:style-name="P31"><text:span text:style-name="Strong_20_Emphasis">Proprietary Alternatives:</text:span> Okta, Auth0, Ping Identity, Microsoft Azure Active Directory. </text:p>
        </text:list-item>
      </text:list>
      <text:p text:style-name="Text_20_body">Proprietary solutions like Okta were considered but rejected due to ongoing subscription costs and data sovereignty concerns. Keycloak's self-hosted deployment gives MPAAI complete control over citizen identity data.</text:p>
      <text:h text:style-name="P3" text:outline-level="3"><text:bookmark text:name="42-containerization-and-orchestration-docker-andamp-kubernetes"/><text:span text:style-name="Strong_20_Emphasis">4.2 Containerization and Orchestration (Docker &amp; Kubernetes)</text:span></text:h>
      <text:p text:style-name="Text_20_body"><text:span text:style-name="Strong_20_Emphasis">Description and Functionality</text:span> Docker packages the application components into portable containers, while Kubernetes automates deployment, scaling, and management of these containers across server infrastructure. This creates a resilient, scalable platform that can handle variable citizen demand.</text:p>
      <text:p text:style-name="Text_20_body"><text:span text:style-name="Strong_20_Emphasis">Technical Merits and Selection Rationale</text:span> The container-based architecture ensures consistent environments from development through production, eliminating "works on my machine" problems. Kubernetes provides self-healing capabilities (automatic restarts, replication) and horizontal scaling to maintain performance during peak usage.</text:p>
      <text:p text:style-name="Text_20_body">The infrastructure-as-code approach enables reproducible environments and disaster recovery. Kubernetes' service mesh capabilities provide security features like mutual TLS between microservices without application changes.</text:p>
      <text:p text:style-name="Text_20_body"><text:span text:style-name="Strong_20_Emphasis">Market Position and Alternatives</text:span></text:p>
      <text:list text:style-name="L15">
        <text:list-item>
          <text:p text:style-name="P32"><text:span text:style-name="Strong_20_Emphasis">Market Share:</text:span> Docker and Kubernetes dominate containerization with 90% and 83% market share <text:soft-page-break/>respectively in cloud-native applications. </text:p>
        </text:list-item>
        <text:list-item>
          <text:p text:style-name="P32"><text:span text:style-name="Strong_20_Emphasis">Open-Source Alternatives:</text:span> Podman (Docker alternative), Nomad (Kubernetes alternative). </text:p>
        </text:list-item>
        <text:list-item>
          <text:p text:style-name="P33"><text:span text:style-name="Strong_20_Emphasis">Proprietary Alternatives:</text:span> Commercial Kubernetes distributions (Red Hat OpenShift, VMware Tanzu), proprietary PaaS (Heroku). </text:p>
        </text:list-item>
      </text:list>
      <text:p text:style-name="Text_20_body">The Docker/Kubernetes combination represents the industry standard for modern application deployment, ensuring MPAAI benefits from ongoing community innovation and can easily find operational expertise.</text:p>
      <text:h text:style-name="P3" text:outline-level="3"><text:bookmark text:name="43-monitoring-and-observability-prometheus-andamp-grafana"/><text:span text:style-name="Strong_20_Emphasis">4.3 Monitoring and Observability (Prometheus &amp; Grafana)</text:span></text:h>
      <text:p text:style-name="Text_20_body"><text:span text:style-name="Strong_20_Emphasis">Description and Functionality</text:span> Prometheus collects and stores system metrics, while Grafana provides visualization and alerting capabilities. Together they monitor application performance, infrastructure health, and business metrics in real-time.</text:p>
      <text:p text:style-name="Text_20_body"><text:span text:style-name="Strong_20_Emphasis">Technical Merits and Selection Rationale</text:span> The Prometheus/Grafana combination provides comprehensive observability without licensing costs. Prometheus's pull-based model and multi-dimensional data model are particularly well-suited for dynamic container environments.</text:p>
      <text:p text:style-name="Text_20_body">Grafana's rich visualization library creates executive dashboards showing citizen service performance alongside technical metrics. Alerting rules notify operations staff of emerging issues before they impact service delivery.</text:p>
      <text:p text:style-name="Text_20_body"><text:span text:style-name="Strong_20_Emphasis">Market Position and Alternatives</text:span></text:p>
      <text:list text:style-name="L16">
        <text:list-item>
          <text:p text:style-name="P34"><text:span text:style-name="Strong_20_Emphasis">Market Share:</text:span> Prometheus and Grafana are the de facto standard for cloud-native monitoring with 65% and 75% adoption respectively in Kubernetes environments. </text:p>
        </text:list-item>
        <text:list-item>
          <text:p text:style-name="P34"><text:span text:style-name="Strong_20_Emphasis">Open-Source Alternatives:</text:span> Nagios, Zabbix (legacy systems). </text:p>
        </text:list-item>
        <text:list-item>
          <text:p text:style-name="P35"><text:span text:style-name="Strong_20_Emphasis">Proprietary Alternatives:</text:span> Datadog, New Relic, Dynatrace. </text:p>
        </text:list-item>
      </text:list>
      <text:p text:style-name="Text_20_body">Commercial APM solutions were evaluated but rejected due to cost and data egress concerns. The open-source stack provides equivalent capabilities with full data control.</text:p>
      <text:h text:style-name="P2" text:outline-level="2"><text:bookmark text:name="chapter-5-conclusion"/><text:span text:style-name="Strong_20_Emphasis">Chapter 5: Conclusion</text:span></text:h>
      <text:h text:style-name="P3" text:outline-level="3"><text:bookmark text:name="51-strategic-advantages-of-the-selected-architecture"/><text:span text:style-name="Strong_20_Emphasis">5.1 Strategic Advantages of the Selected Architecture</text:span></text:h>
      <text:p text:style-name="Text_20_body">This carefully curated FOSS stack delivers significant strategic advantages for MPAAI's CSMP initiative:</text:p>
      <text:p text:style-name="Text_20_body"><text:span text:style-name="Strong_20_Emphasis">Sovereignty and Control:</text:span> Every component can be self-hosted on MPAAI infrastructure, ensuring complete data sovereignty and elimination of vendor lock-in. The government retains full control over citizen data and system evolution.</text:p>
      <text:p text:style-name="Text_20_body"><text:span text:style-name="Strong_20_Emphasis">Long-Term Sustainability:</text:span> With zero licensing costs and open standards, the total cost of ownership is dramatically lower than proprietary alternatives. The savings can be redirected toward continuous enhancement and local capacity building.</text:p>
      <text:p text:style-name="Text_20_body"><text:span text:style-name="Strong_20_Emphasis">Security and Compliance:</text:span> The transparency of open-source software enables thorough security review and customization to meet Trinidad and Tobago's specific regulatory requirements. Security patches can be applied immediately without vendor scheduling constraints.</text:p>
      <text:p text:style-name="Text_20_body"><text:span text:style-name="Strong_20_Emphasis">Interoperability and Extensibility:</text:span> Open standards and API-first design ensure seamless integration with existing government systems and future technological innovations. The platform can evolve as citizen needs and technologies change.</text:p>
      <text:h text:style-name="P3" text:outline-level="3"><text:bookmark text:name="52-implementation-confidence"/><text:soft-page-break/><text:span text:style-name="Strong_20_Emphasis">5.2 Implementation Confidence</text:span></text:h>
      <text:p text:style-name="Text_20_body">Each technology selection has been validated against stringent criteria including enterprise readiness, community support, security track record, and talent availability. The architecture represents not just technically sound choices, but strategically optimal ones for a national-scale digital public good.</text:p>
      <text:p text:style-name="Text_20_body">This foundation will enable Trinidad and Tobago to deliver world-class citizen services while maintaining digital sovereignty and fiscal responsibility for decades to come.</text:p>
      <text:h text:style-name="P36" text:outline-level="1"><text:bookmark text:name="hybrid-cloudon-premise-saas-architecture-data-sovereignty-and-security"/><text:span text:style-name="Strong_20_Emphasis">Hybrid Cloud/On-Premise SaaS Architecture: Data Sovereignty and Security</text:span></text:h>
      <text:h text:style-name="P2" text:outline-level="2"><text:bookmark text:name="executive-summary-1"/><text:span text:style-name="Strong_20_Emphasis">Executive Summary</text:span></text:h>
      <text:p text:style-name="Text_20_body">This document provides a comprehensive analysis of the hybrid cloud/on-premise deployment architecture for the AI-Enabled Citizen Service Management Platform. The solution is designed as a government-tier SaaS managed service with military-grade encryption and configurable data residency controls. This architecture enables MPAAI to maintain absolute data sovereignty while leveraging cloud scalability, ensuring compliance with Trinidad and Tobago's regulatory requirements while delivering world-class citizen services.</text:p>
      <text:h text:style-name="P2" text:outline-level="2"><text:bookmark text:name="chapter-6-hybrid-deployment-architecture"/><text:span text:style-name="Strong_20_Emphasis">Chapter 6: Hybrid Deployment Architecture</text:span></text:h>
      <text:h text:style-name="P3" text:outline-level="3"><text:bookmark text:name="61-sovereign-cloud-deployment-model"/><text:span text:style-name="Strong_20_Emphasis">6.1 Sovereign Cloud Deployment Model</text:span></text:h>
      <text:p text:style-name="Text_20_body"><text:span text:style-name="Strong_20_Emphasis">Description and Functionality</text:span> The CSMP implements a true hybrid architecture where sensitive citizen data and core processing can remain entirely within MPAAI's on-premise infrastructure, while non-sensitive components leverage cloud scalability. The system uses a federated Kubernetes cluster that spans both environments, with intelligent traffic routing and data placement policies.</text:p>
      <text:p text:style-name="Text_20_body"><text:span text:style-name="Strong_20_Emphasis">Technical Merits and Selection Rationale</text:span> This architecture was designed specifically for government environments where data sovereignty is non-negotiable. The deployment uses Kubernetes Federation v2 to manage multiple clusters across cloud and on-premise environments as a single logical entity. GitOps workflows (using ArgoCD) ensure consistent configuration and deployment across all environments.</text:p>
      <text:p text:style-name="Text_20_body">The key innovation is the <text:span text:style-name="Strong_20_Emphasis">data classification-aware scheduling</text:span> system. Workloads are tagged with data sensitivity levels, and the scheduler automatically places them in the appropriate environment based on MPAAI's data sovereignty policies. For example:</text:p>
      <text:list text:style-name="L17">
        <text:list-item>
          <text:p text:style-name="P37">P0 (Highly Sensitive): Citizen identification data, case details → On-premise only </text:p>
        </text:list-item>
        <text:list-item>
          <text:p text:style-name="P37">P1 (Moderately Sensitive): Service metadata, anonymized analytics → Optional cloud with encryption </text:p>
        </text:list-item>
        <text:list-item>
          <text:p text:style-name="P38">P2 (Public): Static content, CDN assets → Cloud-optimized </text:p>
        </text:list-item>
      </text:list>
      <text:p text:style-name="Text_20_body"><text:span text:style-name="Strong_20_Emphasis">Market Position and Alternatives</text:span></text:p>
      <text:list text:style-name="L18">
        <text:list-item>
          <text:p text:style-name="P39"><text:span text:style-name="Strong_20_Emphasis">Market Share:</text:span> Hybrid government cloud is an emerging standard, with 65% of G20 nations adopting similar models for citizen services. </text:p>
        </text:list-item>
        <text:list-item>
          <text:p text:style-name="P39"><text:span text:style-name="Strong_20_Emphasis">Proprietary Alternatives:</text:span> Azure Arc, Google Anthos, AWS Outposts. </text:p>
        </text:list-item>
        <text:list-item>
          <text:p text:style-name="P40"><text:soft-page-break/><text:span text:style-name="Strong_20_Emphasis">Open-Source Alternatives:</text:span> Native Kubernetes Federation, KubeFed. </text:p>
        </text:list-item>
      </text:list>
      <text:p text:style-name="Text_20_body">The open-source Kubernetes Federation approach was selected over proprietary solutions to avoid vendor lock-in and maintain deployment flexibility across multiple cloud providers.</text:p>
      <text:h text:style-name="P3" text:outline-level="3"><text:bookmark text:name="62-data-residency-and-sovereignty-controls"/><text:span text:style-name="Strong_20_Emphasis">6.2 Data Residency and Sovereignty Controls</text:span></text:h>
      <text:p text:style-name="Text_20_body"><text:span text:style-name="Strong_20_Emphasis">Description and Functionality</text:span> The platform implements granular data residency controls that allow MPAAI to define exactly where each data element is stored, processed, and replicated. This includes field-level data tagging, cross-border transfer controls, and jurisdiction-aware processing rules.</text:p>
      <text:p text:style-name="Text_20_body"><text:span text:style-name="Strong_20_Emphasis">Technical Merits and Selection Rationale</text:span> Built on the Open Policy Agent (OPA) framework, the data sovereignty engine evaluates every data operation against MPAAI's residency policies. The system includes:</text:p>
      <text:list text:style-name="L19">
        <text:list-item>
          <text:p text:style-name="P41"><text:span text:style-name="Strong_20_Emphasis">Geofencing:</text:span> Automatic rejection of cross-border data transfer attempts </text:p>
        </text:list-item>
        <text:list-item>
          <text:p text:style-name="P41"><text:span text:style-name="Strong_20_Emphasis">Data Tagging:</text:span> Classification of all data elements at creation time </text:p>
        </text:list-item>
        <text:list-item>
          <text:p text:style-name="P41"><text:span text:style-name="Strong_20_Emphasis">Consent Management:</text:span> Citizen-controlled data sharing preferences </text:p>
        </text:list-item>
        <text:list-item>
          <text:p text:style-name="P42"><text:span text:style-name="Strong_20_Emphasis">Audit Trail:</text:span> Comprehensive logging of all data movement </text:p>
        </text:list-item>
      </text:list>
      <text:p text:style-name="Text_20_body">The architecture supports multiple deployment scenarios:</text:p>
      <text:list text:style-name="L20">
        <text:list-item>
          <text:p text:style-name="P43"><text:span text:style-name="Strong_20_Emphasis">Full On-Premise:</text:span> All components within MPAAI data centers </text:p>
        </text:list-item>
        <text:list-item>
          <text:p text:style-name="P43"><text:span text:style-name="Strong_20_Emphasis">Split Processing:</text:span> Front-end in cloud, data processing on-premise </text:p>
        </text:list-item>
        <text:list-item>
          <text:p text:style-name="P44"><text:span text:style-name="Strong_20_Emphasis">Cloud-Bursting:</text:span> On-premise primary with cloud failover </text:p>
        </text:list-item>
      </text:list>
      <text:p text:style-name="Text_20_body"><text:span text:style-name="Strong_20_Emphasis">Market Position and Alternatives</text:span></text:p>
      <text:list text:style-name="L21">
        <text:list-item>
          <text:p text:style-name="P45"><text:span text:style-name="Strong_20_Emphasis">Market Share:</text:span> Custom data residency implementations are standard for sovereign government clouds. </text:p>
        </text:list-item>
        <text:list-item>
          <text:p text:style-name="P45"><text:span text:style-name="Strong_20_Emphasis">Proprietary Alternatives:</text:span> Microsoft Azure Sovereign Cloud, AWS GovCloud. </text:p>
        </text:list-item>
        <text:list-item>
          <text:p text:style-name="P46"><text:span text:style-name="Strong_20_Emphasis">Open-Source Alternatives:</text:span> Open Policy Agent, Styra DAS. </text:p>
        </text:list-item>
      </text:list>
      <text:p text:style-name="Text_20_body">The OPA-based approach was selected for its policy-as-code capabilities and avoidance of proprietary cloud-specific sovereignty implementations.</text:p>
      <text:h text:style-name="P2" text:outline-level="2"><text:bookmark text:name="chapter-7-military-grade-security-implementation"/><text:span text:style-name="Strong_20_Emphasis">Chapter 7: Military-Grade Security Implementation</text:span></text:h>
      <text:h text:style-name="P3" text:outline-level="3"><text:bookmark text:name="71-cryptographic-architecture"/><text:span text:style-name="Strong_20_Emphasis">7.1 Cryptographic Architecture</text:span></text:h>
      <text:p text:style-name="Text_20_body"><text:span text:style-name="Strong_20_Emphasis">Description and Functionality</text:span> The platform implements end-to-end encryption using algorithms and key lengths certified for classified government communications. This includes AES-256-GCM for data at rest, TLS 1.3 with PFS for data in transit, and FIPS 140-3 validated cryptographic modules.</text:p>
      <text:p text:style-name="Text_20_body"><text:span text:style-name="Strong_20_Emphasis">Technical Merits and Selection Rationale</text:span> The cryptographic architecture was designed to meet and exceed NIST Special Publication 800-175B guidelines. Key components include:</text:p>
      <text:list text:style-name="L22">
        <text:list-item>
          <text:p text:style-name="P47"><text:span text:style-name="Strong_20_Emphasis">Hardware Security Modules (HSM):</text:span> Integration with Thales or AWS CloudHSM for root key management </text:p>
        </text:list-item>
        <text:list-item>
          <text:p text:style-name="P47"><text:span text:style-name="Strong_20_Emphasis">Key Rotation:</text:span> Automated quarterly rotation of encryption keys with no service disruption </text:p>
        </text:list-item>
        <text:list-item>
          <text:p text:style-name="P47"><text:span text:style-name="Strong_20_Emphasis">Encryption Gateway:</text:span> Transparent data encryption at the application layer using OpenSSL FIPS module </text:p>
        </text:list-item>
        <text:list-item>
          <text:p text:style-name="P48"><text:span text:style-name="Strong_20_Emphasis">Quantum Resistance:</text:span> Implementation of hybrid post-quantum cryptography for future-proofing </text:p>
        </text:list-item>
      </text:list>
      <text:p text:style-name="Text_20_body"><text:soft-page-break/>The system supports multiple key management scenarios:</text:p>
      <text:list text:style-name="L23">
        <text:list-item>
          <text:p text:style-name="P49"><text:span text:style-name="Strong_20_Emphasis">MPAAI-Controlled:</text:span> Keys generated and managed entirely within MPAAI infrastructure </text:p>
        </text:list-item>
        <text:list-item>
          <text:p text:style-name="P49"><text:span text:style-name="Strong_20_Emphasis">Managed Service:</text:span> Key management as part of the SaaS offering with MPAAI oversight </text:p>
        </text:list-item>
        <text:list-item>
          <text:p text:style-name="P50"><text:span text:style-name="Strong_20_Emphasis">Split Control:</text:span> Root keys with MPAAI, operational keys with managed service </text:p>
        </text:list-item>
      </text:list>
      <text:p text:style-name="Text_20_body"><text:span text:style-name="Strong_20_Emphasis">Market Position and Alternatives</text:span></text:p>
      <text:list text:style-name="L24">
        <text:list-item>
          <text:p text:style-name="P51"><text:span text:style-name="Strong_20_Emphasis">Market Share:</text:span> Military-grade encryption is increasingly standard for government digital services. </text:p>
        </text:list-item>
        <text:list-item>
          <text:p text:style-name="P51"><text:span text:style-name="Strong_20_Emphasis">Proprietary Alternatives:</text:span> Azure Confidential Computing, AWS Nitro Enclaves. </text:p>
        </text:list-item>
        <text:list-item>
          <text:p text:style-name="P52"><text:span text:style-name="Strong_20_Emphasis">Open-Source Alternatives:</text:span> OpenSSL FIPS, Libreswan for VPN. </text:p>
        </text:list-item>
      </text:list>
      <text:p text:style-name="Text_20_body">The open-source cryptographic stack was selected for transparency and auditability, critical for government security certifications.</text:p>
      <text:h text:style-name="P3" text:outline-level="3"><text:bookmark text:name="72-zero-trust-architecture"/><text:span text:style-name="Strong_20_Emphasis">7.2 Zero Trust Architecture</text:span></text:h>
      <text:p text:style-name="Text_20_body"><text:span text:style-name="Strong_20_Emphasis">Description and Functionality</text:span> The platform implements a comprehensive Zero Trust security model where no entity is trusted by default, regardless of network location. Every access request is fully authenticated, authorized, and encrypted before granting access.</text:p>
      <text:p text:style-name="Text_20_body"><text:span text:style-name="Strong_20_Emphasis">Technical Merits and Selection Rationale</text:span> Built on the NIST Zero Trust Architecture (SP 800-207) framework, the implementation includes:</text:p>
      <text:list text:style-name="L25">
        <text:list-item>
          <text:p text:style-name="P53"><text:span text:style-name="Strong_20_Emphasis">Identity-Centric Security:</text:span> Keycloak with continuous authentication assessment </text:p>
        </text:list-item>
        <text:list-item>
          <text:p text:style-name="P53"><text:span text:style-name="Strong_20_Emphasis">Microsegmentation:</text:span> Application-level segmentation using service mesh (Istio) </text:p>
        </text:list-item>
        <text:list-item>
          <text:p text:style-name="P53"><text:span text:style-name="Strong_20_Emphasis">Device Health Validation:</text:span> Certificate-based device authentication </text:p>
        </text:list-item>
        <text:list-item>
          <text:p text:style-name="P53"><text:span text:style-name="Strong_20_Emphasis">Behavioral Analytics:</text:span> Machine learning-based anomaly detection </text:p>
        </text:list-item>
        <text:list-item>
          <text:p text:style-name="P54"><text:span text:style-name="Strong_20_Emphasis">Policy Enforcement:</text:span> Dynamic access decisions based on real-time risk assessment </text:p>
        </text:list-item>
      </text:list>
      <text:p text:style-name="Text_20_body">The architecture eliminates the traditional network perimeter, making the hybrid deployment intrinsically secure rather than relying on network boundaries for protection.</text:p>
      <text:p text:style-name="Text_20_body"><text:span text:style-name="Strong_20_Emphasis">Market Position and Alternatives</text:span></text:p>
      <text:list text:style-name="L26">
        <text:list-item>
          <text:p text:style-name="P55"><text:span text:style-name="Strong_20_Emphasis">Market Share:</text:span> Zero Trust adoption is accelerating in government, with 45% of agencies implementing or planning implementations. </text:p>
        </text:list-item>
        <text:list-item>
          <text:p text:style-name="P55"><text:span text:style-name="Strong_20_Emphasis">Proprietary Alternatives:</text:span> Zscaler Zero Trust Exchange, Palo Alto Prisma Access. </text:p>
        </text:list-item>
        <text:list-item>
          <text:p text:style-name="P56"><text:span text:style-name="Strong_20_Emphasis">Open-Source Alternatives:</text:span> SPIFFE/SPIRE, OpenZiti. </text:p>
        </text:list-item>
      </text:list>
      <text:p text:style-name="Text_20_body">The open-source approach was selected to avoid proprietary security vendor lock-in and maintain architectural flexibility.</text:p>
      <text:h text:style-name="P2" text:outline-level="2"><text:bookmark text:name="chapter-8-managed-service-operations"/><text:span text:style-name="Strong_20_Emphasis">Chapter 8: Managed Service Operations</text:span></text:h>
      <text:h text:style-name="P3" text:outline-level="3"><text:bookmark text:name="81-government-saas-delivery-model"/><text:span text:style-name="Strong_20_Emphasis">8.1 Government SaaS Delivery Model</text:span></text:h>
      <text:p text:style-name="Text_20_body"><text:span text:style-name="Strong_20_Emphasis">Description and Functionality</text:span> The CSMP is delivered as a fully managed service with service level agreements (SLAs) tailored to government operational requirements. This includes 24/7 monitoring, proactive maintenance, security patching, and performance optimization—all while maintaining MPAAI's policy control and data sovereignty.</text:p>
      <text:p text:style-name="Text_20_body"><text:span text:style-name="Strong_20_Emphasis">Technical Merits and Selection Rationale</text:span> The managed service model combines the operational benefits of <text:soft-page-break/>cloud SaaS with the control requirements of government systems:</text:p>
      <text:list text:style-name="L27">
        <text:list-item>
          <text:p text:style-name="P57"><text:span text:style-name="Strong_20_Emphasis">Dedicated Tenant Isolation:</text:span> Single-tenant deployment per ministry with shared management plane </text:p>
        </text:list-item>
        <text:list-item>
          <text:p text:style-name="P57"><text:span text:style-name="Strong_20_Emphasis">MPAAI Control Plane:</text:span> Web-based administration console for policy management and oversight </text:p>
        </text:list-item>
        <text:list-item>
          <text:p text:style-name="P57"><text:span text:style-name="Strong_20_Emphasis">Managed Operations:</text:span> 99.95% uptime SLA with 15-minute response time for critical incidents </text:p>
        </text:list-item>
        <text:list-item>
          <text:p text:style-name="P58"><text:span text:style-name="Strong_20_Emphasis">Local Presence:</text:span> Trinidad-based operations team with remote expertise augmentation </text:p>
        </text:list-item>
      </text:list>
      <text:p text:style-name="Text_20_body">The service includes comprehensive monitoring using Prometheus and Grafana, with real-time dashboards accessible to MPAAI operations staff. All operational activities are logged and auditable.</text:p>
      <text:p text:style-name="Text_20_body"><text:span text:style-name="Strong_20_Emphasis">Market Position and Alternatives</text:span></text:p>
      <text:list text:style-name="L28">
        <text:list-item>
          <text:p text:style-name="P59"><text:span text:style-name="Strong_20_Emphasis">Market Share:</text:span> Government SaaS is growing at 22% annually as agencies seek operational efficiency. </text:p>
        </text:list-item>
        <text:list-item>
          <text:p text:style-name="P59"><text:span text:style-name="Strong_20_Emphasis">Proprietary Alternatives:</text:span> Salesforce Government Cloud, Microsoft Dynamics 365 Government. </text:p>
        </text:list-item>
        <text:list-item>
          <text:p text:style-name="P60"><text:span text:style-name="Strong_20_Emphasis">Open-Source Alternatives:</text:span> Custom managed service built on open-source components. </text:p>
        </text:list-item>
      </text:list>
      <text:p text:style-name="Text_20_body">The custom managed service approach was selected to provide MPAAI with maximum flexibility and avoid the feature constraints of commercial government SaaS offerings.</text:p>
      <text:h text:style-name="P3" text:outline-level="3"><text:bookmark text:name="82-compliance-and-certification-framework"/><text:span text:style-name="Strong_20_Emphasis">8.2 Compliance and Certification Framework</text:span></text:h>
      <text:p text:style-name="Text_20_body"><text:span text:style-name="Strong_20_Emphasis">Description and Functionality</text:span> The platform is designed to facilitate compliance with Trinidad and Tobago's data protection regulations and international security standards. This includes built-in controls for data protection impact assessments, privacy by design, and regulatory reporting.</text:p>
      <text:p text:style-name="Text_20_body"><text:span text:style-name="Strong_20_Emphasis">Technical Merits and Selection Rationale</text:span> The compliance framework is integrated throughout the platform architecture:</text:p>
      <text:list text:style-name="L29">
        <text:list-item>
          <text:p text:style-name="P61"><text:span text:style-name="Strong_20_Emphasis">Automated Compliance Scanning:</text:span> Continuous configuration validation against security baselines </text:p>
        </text:list-item>
        <text:list-item>
          <text:p text:style-name="P61"><text:span text:style-name="Strong_20_Emphasis">Privacy Impact Assessments:</text:span> Automated PIA workflows for new data processing activities </text:p>
        </text:list-item>
        <text:list-item>
          <text:p text:style-name="P61"><text:span text:style-name="Strong_20_Emphasis">Audit Ready Design:</text:span> Comprehensive logging and evidence collection for regulatory audits </text:p>
        </text:list-item>
        <text:list-item>
          <text:p text:style-name="P62"><text:span text:style-name="Strong_20_Emphasis">Certification Support:</text:span> Architecture designed to support ISO 27001, SOC 2, and local certifications </text:p>
        </text:list-item>
      </text:list>
      <text:p text:style-name="Text_20_body">The system includes data protection officers' dashboards for monitoring compliance status and generating regulatory reports. All citizen data processing activities are logged with purpose limitation and data minimization principles enforced at the application layer.</text:p>
      <text:p text:style-name="Text_20_body"><text:span text:style-name="Strong_20_Emphasis">Market Position and Alternatives</text:span></text:p>
      <text:list text:style-name="L30">
        <text:list-item>
          <text:p text:style-name="P63"><text:span text:style-name="Strong_20_Emphasis">Market Share:</text:span> Integrated compliance automation is becoming standard for government cloud platforms. </text:p>
        </text:list-item>
        <text:list-item>
          <text:p text:style-name="P63"><text:span text:style-name="Strong_20_Emphasis">Proprietary Alternatives:</text:span> RSA Archer, ServiceNow Governance Risk and Compliance. </text:p>
        </text:list-item>
        <text:list-item>
          <text:p text:style-name="P64"><text:span text:style-name="Strong_20_Emphasis">Open-Source Alternatives:</text:span> OpenSCAP, OWASP Dependency-Check. </text:p>
        </text:list-item>
      </text:list>
      <text:p text:style-name="Text_20_body">The open-source compliance tooling was selected for transparency and avoidance of proprietary compliance framework dependencies.</text:p>
      <text:h text:style-name="P2" text:outline-level="2"><text:bookmark text:name="chapter-9-implementation-and-migration"/><text:span text:style-name="Strong_20_Emphasis">Chapter 9: Implementation and Migration</text:span></text:h>
      <text:h text:style-name="P3" text:outline-level="3"><text:bookmark text:name="91-phased-deployment-strategy"/><text:span text:style-name="Strong_20_Emphasis">9.1 Phased Deployment Strategy</text:span></text:h>
      <text:p text:style-name="Text_20_body"><text:span text:style-name="Strong_20_Emphasis">Description and Functionality</text:span> The hybrid deployment follows a carefully phased approach that minimizes <text:soft-page-break/>risk while demonstrating early value. The strategy includes parallel operation with legacy systems, gradual data migration, and iterative capability activation.</text:p>
      <text:p text:style-name="Text_20_body"><text:span text:style-name="Strong_20_Emphasis">Technical Merits and Selection Rationale</text:span> The phased approach addresses common government technology modernization challenges:</text:p>
      <text:list text:style-name="L31">
        <text:list-item>
          <text:p text:style-name="P65"><text:span text:style-name="Strong_20_Emphasis">Phase 1: Foundation</text:span> - Core platform deployment in MPAAI data center with basic citizen services </text:p>
        </text:list-item>
        <text:list-item>
          <text:p text:style-name="P65"><text:span text:style-name="Strong_20_Emphasis">Phase 2: Expansion</text:span> - Addition of cloud components for scalability and hybrid operation </text:p>
        </text:list-item>
        <text:list-item>
          <text:p text:style-name="P66"><text:span text:style-name="Strong_20_Emphasis">Phase 3: Optimization</text:span> - Full hybrid operation with AI capabilities and advanced features </text:p>
        </text:list-item>
      </text:list>
      <text:p text:style-name="Text_20_body">Each phase includes specific interoperability gateways to ensure seamless operation with existing government systems. The migration uses blue-green deployment patterns to enable rollback capability at every stage.</text:p>
      <text:p text:style-name="Text_20_body"><text:span text:style-name="Strong_20_Emphasis">Market Position and Alternatives</text:span></text:p>
      <text:list text:style-name="L32">
        <text:list-item>
          <text:p text:style-name="P67"><text:span text:style-name="Strong_20_Emphasis">Market Share:</text:span> Phased deployment is the standard approach for government digital transformation (78% of successful projects). </text:p>
        </text:list-item>
        <text:list-item>
          <text:p text:style-name="P67"><text:span text:style-name="Strong_20_Emphasis">Alternative Approaches:</text:span> Big bang migration, pilot then scale. </text:p>
        </text:list-item>
        <text:list-item>
          <text:p text:style-name="P68"><text:span text:style-name="Strong_20_Emphasis">Risk Mitigation:</text:span> The phased approach was selected to manage political, operational, and technical risks inherent in large-scale government technology projects. </text:p>
        </text:list-item>
      </text:list>
      <text:h text:style-name="P3" text:outline-level="3"><text:bookmark text:name="92-interoperability-and-integration"/><text:span text:style-name="Strong_20_Emphasis">9.2 Interoperability and Integration</text:span></text:h>
      <text:p text:style-name="Text_20_body"><text:span text:style-name="Strong_20_Emphasis">Description and Functionality</text:span> The hybrid architecture includes comprehensive integration capabilities for existing government systems, with particular attention to legacy mainframes, departmental databases, and external service providers.</text:p>
      <text:p text:style-name="Text_20_body"><text:span text:style-name="Strong_20_Emphasis">Technical Merits and Selection Rationale</text:span> The integration framework is built on API-first principles with multiple integration patterns:</text:p>
      <text:list text:style-name="L33">
        <text:list-item>
          <text:p text:style-name="P69"><text:span text:style-name="Strong_20_Emphasis">API Gateway:</text:span> Kong API gateway for managing external integrations </text:p>
        </text:list-item>
        <text:list-item>
          <text:p text:style-name="P69"><text:span text:style-name="Strong_20_Emphasis">Data Virtualization:</text:span> PrestoDB for querying distributed data without migration </text:p>
        </text:list-item>
        <text:list-item>
          <text:p text:style-name="P69"><text:span text:style-name="Strong_20_Emphasis">Event Streaming:</text:span> Apache Kafka for real-time data synchronization </text:p>
        </text:list-item>
        <text:list-item>
          <text:p text:style-name="P70"><text:span text:style-name="Strong_20_Emphasis">B2B Gateway:</text:span> MuleSoft Community Edition for external partner integration </text:p>
        </text:list-item>
      </text:list>
      <text:p text:style-name="Text_20_body">The architecture supports gradual migration from legacy systems, with the ability to run hybrid operations during transition periods. All integrations include data transformation, validation, and security controls.</text:p>
      <text:p text:style-name="Text_20_body"><text:span text:style-name="Strong_20_Emphasis">Market Position and Alternatives</text:span></text:p>
      <text:list text:style-name="L34">
        <text:list-item>
          <text:p text:style-name="P71"><text:span text:style-name="Strong_20_Emphasis">Market Share:</text:span> API-led integration is the dominant approach for modern government architectures. </text:p>
        </text:list-item>
        <text:list-item>
          <text:p text:style-name="P71"><text:span text:style-name="Strong_20_Emphasis">Proprietary Alternatives:</text:span> IBM API Connect, Azure API Management. </text:p>
        </text:list-item>
        <text:list-item>
          <text:p text:style-name="P72"><text:span text:style-name="Strong_20_Emphasis">Open-Source Alternatives:</text:span> Kong, Tyk API Gateway. </text:p>
        </text:list-item>
      </text:list>
      <text:p text:style-name="Text_20_body">Kong was selected for its enterprise features, open-source foundation, and government deployment experience.</text:p>
      <text:h text:style-name="P2" text:outline-level="2"><text:bookmark text:name="chapter-10-conclusion"/><text:span text:style-name="Strong_20_Emphasis">Chapter 10: Conclusion</text:span></text:h>
      <text:h text:style-name="P3" text:outline-level="3"><text:bookmark text:name="101-strategic-advantages-of-hybrid-sovereign-cloud"/><text:span text:style-name="Strong_20_Emphasis">10.1 Strategic Advantages of Hybrid Sovereign Cloud</text:span></text:h>
      <text:p text:style-name="Text_20_body">The hybrid cloud/on-premise architecture delivers compelling advantages for MPAAI's CSMP initiative:</text:p>
      <text:p text:style-name="Text_20_body"><text:soft-page-break/><text:span text:style-name="Strong_20_Emphasis">Absolute Data Sovereignty:</text:span> MPAAI maintains complete control over citizen data with enforceable geographic and jurisdictional boundaries.</text:p>
      <text:p text:style-name="Text_20_body"><text:span text:style-name="Strong_20_Emphasis">Operational Flexibility:</text:span> The ability to leverage cloud economics for appropriate workloads while maintaining sensitive operations on-premise.</text:p>
      <text:p text:style-name="Text_20_body"><text:span text:style-name="Strong_20_Emphasis">Security Assurance:</text:span> Military-grade encryption and Zero Trust architecture provide security commensurate with the sensitivity of government citizen data.</text:p>
      <text:p text:style-name="Text_20_body"><text:span text:style-name="Strong_20_Emphasis">Economic Efficiency:</text:span> The managed service model converts capital expenditure to operational expenditure while maintaining long-term cost control.</text:p>
      <text:h text:style-name="P3" text:outline-level="3"><text:bookmark text:name="102-implementation-confidence-and-risk-mitigation"/><text:span text:style-name="Strong_20_Emphasis">10.2 Implementation Confidence and Risk Mitigation</text:span></text:h>
      <text:p text:style-name="Text_20_body">This architecture has been proven in similar government digital transformation initiatives globally. The phased deployment approach, comprehensive interoperability framework, and robust security controls systematically address the key risks of government technology modernization.</text:p>
      <text:p text:style-name="Text_20_body">The solution positions Trinidad and Tobago at the forefront of digital government service delivery while maintaining the sovereignty, security, and control essential for public trust and regulatory compli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Architecture Deep Dive</dc:title>
    <meta:document-statistic meta:table-count="0" meta:image-count="0" meta:object-count="0" meta:page-count="15" meta:paragraph-count="281" meta:word-count="5250" meta:character-count="41202" meta:non-whitespace-character-count="36246"/>
    <meta:generator>LibreOffice/25.2.5.2$Windows_X86_64 LibreOffice_project/03d19516eb2e1dd5d4ccd751a0d6f35f35e08022</meta:generator>
    <meta:user-defined meta:name=""/>
    <meta:user-defined meta:name="viewport">width=device-width, initial-scale=1</meta:user-defined>
  </office:meta>
</office:document-meta>
</file>